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77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83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139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8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59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6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6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8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0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823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0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0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08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3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2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45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1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95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50,1,1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4,1,2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50,1,3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336,1,4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983,1,5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1,6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1,7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1,8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174,1,9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05,1,1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6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0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5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75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8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2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92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92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92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92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92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9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425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425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9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2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47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6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7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8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7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4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3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6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6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17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17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91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7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6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570,1,1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46,1,2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1,3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64,1,4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336,1,5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90,1,6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1,7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13,1,8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1,9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494,1,1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56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24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141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70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806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742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400,0,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9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8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0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0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77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77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77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42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42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55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26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83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8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96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1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46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87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8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77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59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0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7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4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00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0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5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6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360,1,1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721,1,2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16,1,3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360,1,4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514,1,5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174,1,6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2,1,7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46,1,8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90,1,9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40,1,1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7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2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2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7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15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6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09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1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1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7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7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06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2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4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4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6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4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5,1,1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84,1,2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84,1,3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84,1,4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84,1,5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84,1,6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272,1,7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1,8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78,1,9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1,1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89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3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87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87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6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77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235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8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87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21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8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9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4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2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99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96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0,0,0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28,0,0,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(total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49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08:55:06.612138154</meta:creation-date>
    <dc:date>2017-02-19T08:56:26.634875462</dc:date>
    <meta:editing-duration>P0D</meta:editing-duration>
    <meta:editing-cycles>1</meta:editing-cycles>
    <meta:document-statistic meta:table-count="1" meta:cell-count="262" meta:object-count="0"/>
    <meta:generator>LibreOffice/4.2.8.2$Linux_X86_64 LibreOffice_project/420m0$Build-2</meta:generator>
  </office:meta>
</office:document-meta>
</file>